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152e8b" officeooo:paragraph-rsid="00152e8b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540b0" officeooo:paragraph-rsid="001540b0" style:font-size-asian="18pt" style:font-size-complex="18pt"/>
    </style:style>
    <style:style style:name="P3" style:family="paragraph" style:parent-style-name="Heading_20_1">
      <style:paragraph-properties fo:text-align="center" style:justify-single-word="false"/>
      <style:text-properties fo:font-size="18pt" officeooo:rsid="00152e8b" officeooo:paragraph-rsid="00152e8b" style:font-size-asian="18pt" style:font-size-complex="18pt"/>
    </style:style>
    <style:style style:name="T1" style:family="text">
      <style:text-properties fo:font-variant="normal" fo:text-transform="none" fo:color="#000000" style:font-name="Linux Libertine" fo:letter-spacing="normal" fo:language="en" fo:country="US" fo:font-style="normal" fo:font-weight="normal"/>
    </style:style>
    <style:style style:name="T2" style:family="text">
      <style:text-properties fo:font-variant="normal" fo:text-transform="none" fo:color="#000000" style:font-name="Linux Libertine" fo:letter-spacing="normal" fo:language="en" fo:country="US" fo:font-style="normal" fo:font-weight="normal" officeooo:rsid="001540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 text:name="firstHeading"/><text:span text:style-name="T1">Graphic charte</text:span><text:span text:style-name="T2">r</text:span></text:h>
      <text:p text:style-name="P1"/>
      <text:p text:style-name="P1">First Page should include :</text:p>
      <text:p text:style-name="P1">-image slider with the latest project shots.</text:p>
      <text:p text:style-name="P1">-cards with the achievements.</text:p>
      <text:p text:style-name="P1">-Contact Form.</text:p>
      <text:p text:style-name="P1"/>
      <text:p text:style-name="P1"/>
      <text:p text:style-name="P2">Theme’s Color : </text:p>
      <text:p text:style-name="P2">#343a4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21:15:28.456167467</meta:creation-date>
    <dc:date>2020-03-25T21:30:57.048795064</dc:date>
    <meta:editing-duration>PT5M18S</meta:editing-duration>
    <meta:editing-cycles>1</meta:editing-cycles>
    <meta:document-statistic meta:table-count="0" meta:image-count="0" meta:object-count="0" meta:page-count="1" meta:paragraph-count="7" meta:word-count="24" meta:character-count="152" meta:non-whitespace-character-count="134"/>
    <meta:generator>LibreOffice/6.0.7.3$Linux_X86_64 LibreOffice_project/00m0$Build-3</meta:generator>
  </office:meta>
</office:document-meta>
</file>